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9.36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8cm" fo:min-width="15.886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2cm" fo:min-width="8.76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19.82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63cm" svg:height="1.27cm" svg:x="3.579cm" svg:y="10.52cm">
          <text:p text:style-name="P1">Node shift = 1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662cm" svg:y="11.8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962cm" svg:y="11.8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362cm" svg:y="11.8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862cm" svg:y="11.8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385cm" svg:height="1.587cm" svg:x="6.205cm" svg:y="5.052cm">
          <text:p text:style-name="P1">xa_store_order <text:s/>index=4004, order=7, entry=0x1f49</text:p>
          <draw:enhanced-geometry svg:viewBox="0 0 21600 21600" draw:glue-points="10800 0 0 10800 10800 21600 21600 10800 ?f40 ?f41" draw:text-areas="0 0 21600 21600" draw:type="rectangular-callout" draw:modifiers="391.504943244233 43744.0806045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265cm" svg:height="2.222cm" svg:x="14.595cm" svg:y="10.645cm">
          <text:p text:style-name="P1">(xa_index &gt;&gt; node-&gt;shift) &amp; XA_CHUNK_MASK = 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0.32cm" svg:height="1.27cm" svg:x="2.587cm" svg:y="8.402cm">
          <text:p text:style-name="P2">xas→xa_index = (index&gt;&gt;order)&lt;&lt;order=(4004&gt;&gt;7)&lt;&lt;7=3968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1.477cm" svg:y1="9.572cm" svg:x2="11.477cm" svg:y2="10.5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3-18T09:24:00.658994054</dc:date>
    <meta:editing-duration>PT49M53S</meta:editing-duration>
    <meta:editing-cycles>14</meta:editing-cycles>
    <meta:generator>LibreOffice/7.3.7.2$Linux_X86_64 LibreOffice_project/30$Build-2</meta:generator>
    <meta:document-statistic meta:object-count="9"/>
  </office:meta>
</office:document-meta>
</file>